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D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0/09/xmldsig#dsa-sha1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V7JCcwXNtISMEoQsieOtGLCIoHsehdhBrUMY1HMhIcig9GnU1gy1jg==</SignatureValue>
    <KeyInfo>
      <KeyValue>
        <DSAKeyValue>
          <P>kqIXJ9vHLUbmGPs4qxXz0Bp+8XG52YlYsv7R0tk5vuW5OCFoRfk/STjoEMNGPRBxs7gUMGdcuGAdfMqmWzzkGrrlm2WYFqXkcWBTySrFcoLoNwHWVXWtrL4uM/FTWWmU373gplaOvnAyD0tIo0ylKcSAxpJRRaU3iRj/2jIQx+M=</P>
          <Q>s8l1x2jXhVhCGAeIukQ0a35iXBc=</Q>
          <G>KUAYCYJDkQ6rY93NMrBk8ZP+Bg7aQD1SRmk5sem8mBqQBVdciFvaJLDRJjZJyWIjSGji2C6q2Vf4/8W4DkKNvp2JfhvibS7TLX7AK080TduvVbZ0L0o8p8rdHxNO9CESVY2L5JU7C/CJB12JeVZguhGnJWNEqlxwDor6+ZvWUUY=</G>
          <Y>QdcIvS/wF79RwsWWDgPUW3xeJnuUC4JNb8Ade7qPAqIKkMR2suyC0jJLNNOjFzrvnVMPomt5nBKeOgnPW17rIrYmiG019agrJ0n3ZVg3DYN6/tMAk+B7niiSeZ6inYi+VWMQwedbQVyuYYKXZNHdKxeHRLh3Aeazf/krH47u85o=</Y>
          <Seed>K3cz/zHM82PW8zSKARNrsshMtvM=</Seed>
          <PgenCounter>bw==</PgenCounter>
        </DSAKeyValue>
      </KeyValue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